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wiss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style:font-size-asian="16pt" style:font-size-complex="16pt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.24cm" style:contextual-spacing="false" fo:text-align="justify" style:justify-single-word="false" fo:background-color="#ffffff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.24cm" style:contextual-spacing="false" fo:text-align="end" style:justify-single-word="false" fo:text-indent="11.748cm" style:auto-text-indent="false" fo:background-color="#ffffff"/>
      <style:text-properties style:font-name="Times New Roman" fo:font-size="16pt" style:font-size-asian="16pt" style:font-size-complex="16pt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 fo:text-indent="11.748cm" style:auto-text-indent="false"/>
      <style:text-properties style:font-name="Times New Roman" fo:font-size="16pt" style:font-size-asian="16pt" style:font-size-complex="16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 fo:text-indent="11.748cm" style:auto-text-indent="false"/>
      <style:text-properties style:font-name="Times New Roman" fo:font-size="16pt" officeooo:rsid="0017c2d6" officeooo:paragraph-rsid="0017c2d6" style:font-size-asian="16pt" style:font-size-complex="16pt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1" style:family="paragraph" style:parent-style-name="Text_20_body">
      <style:paragraph-properties fo:margin-left="0cm" fo:margin-right="0cm" fo:margin-top="0.423cm" fo:margin-bottom="0.423cm" style:contextual-spacing="false" fo:line-height="115%" fo:text-align="justify" style:justify-single-word="false" fo:hyphenation-ladder-count="no-limit" fo:hyphenation-keep="auto" loext:hyphenation-keep-type="column" loext:hyphenation-keep-line="false" fo:text-indent="0.199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>
      <style:paragraph-properties fo:margin-top="0.423cm" fo:margin-bottom="0.423cm" style:contextual-spacing="false" fo:text-align="justify" style:justify-single-word="false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list-style-name="">
      <style:paragraph-properties fo:margin-lef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4pt" fo:font-weight="normal" officeooo:paragraph-rsid="0013e988" style:font-size-asian="14pt" style:font-weight-asian="normal" style:font-size-complex="14pt" style:font-weight-complex="normal"/>
    </style:style>
    <style:style style:name="P14" style:family="paragraph" style:parent-style-name="Text_20_body" style:list-style-name="L1">
      <style:paragraph-properties fo:margin-top="0.423cm" fo:margin-bottom="0cm" style:contextual-spacing="false" fo:text-align="justify" style:justify-single-word="false"/>
      <style:text-properties fo:color="#000000" loext:opacity="100%" style:font-name="Times New Roman" fo:font-size="14pt" officeooo:paragraph-rsid="0013e988" style:font-size-asian="14pt" style:font-size-complex="14pt"/>
    </style:style>
    <style:style style:name="P15" style:family="paragraph" style:parent-style-name="Text_20_body" style:list-style-name="L1">
      <style:paragraph-properties fo:margin-top="0.423cm" fo:margin-bottom="0.499cm" style:contextual-spacing="false" fo:text-align="justify" style:justify-single-word="false"/>
      <style:text-properties fo:color="#000000" loext:opacity="100%" style:font-name="Times New Roman" fo:font-size="14pt" officeooo:paragraph-rsid="0013e988" style:font-size-asian="14pt" style:font-size-complex="14pt"/>
    </style:style>
    <style:style style:name="P16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top="0.423cm" fo:margin-bottom="0.423cm" style:contextual-spacing="false" fo:text-align="justify" style:justify-single-word="false"/>
      <style:text-properties style:font-name="Times New Roman" fo:font-size="14pt" fo:font-weight="normal" officeooo:paragraph-rsid="0017506a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top="0.423cm" fo:margin-bottom="0.423cm" style:contextual-spacing="false" fo:text-align="justify" style:justify-single-word="false"/>
      <style:text-properties style:font-name="Times New Roman" fo:font-size="16pt" fo:font-weight="normal" officeooo:paragraph-rsid="0017506a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margin-top="0.423cm" fo:margin-bottom="0.423cm" style:contextual-spacing="false" fo:text-align="justify" style:justify-single-word="false"/>
      <style:text-properties style:font-name="Times New Roman" fo:font-size="16pt" officeooo:paragraph-rsid="0017506a" style:font-size-asian="16pt" style:font-size-complex="16pt"/>
    </style:style>
    <style:style style:name="P21" style:family="paragraph" style:parent-style-name="Text_20_body" style:list-style-name="L2">
      <style:paragraph-properties fo:margin-top="0.423cm" fo:margin-bottom="0.423cm" style:contextual-spacing="false" fo:text-align="justify" style:justify-single-word="false"/>
      <style:text-properties style:font-name="Times New Roman" fo:font-size="16pt" officeooo:paragraph-rsid="0017506a" style:font-size-asian="16pt" style:font-size-complex="16pt"/>
    </style:style>
    <style:style style:name="P22" style:family="paragraph" style:parent-style-name="Text_20_body" style:list-style-name="L2">
      <style:paragraph-properties fo:margin-top="0.423cm" fo:margin-bottom="0.423cm" style:contextual-spacing="false" fo:text-align="justify" style:justify-single-word="false"/>
      <style:text-properties style:font-name="Times New Roman" fo:font-size="14pt" officeooo:paragraph-rsid="001518dd" style:font-size-asian="14pt" style:font-size-complex="14pt"/>
    </style:style>
    <style:style style:name="P23" style:family="paragraph" style:parent-style-name="Text_20_body" style:list-style-name="L3">
      <style:paragraph-properties fo:margin-top="0.423cm" fo:margin-bottom="0.423cm" style:contextual-spacing="false" fo:text-align="justify" style:justify-single-word="false"/>
      <style:text-properties style:font-name="Times New Roman" fo:font-size="16pt" style:font-size-asian="16pt" style:font-size-complex="16pt"/>
    </style:style>
    <style:style style:name="P24" style:family="paragraph" style:parent-style-name="Text_20_body" style:list-style-name="L4">
      <style:paragraph-properties fo:margin-top="0.423cm" fo:margin-bottom="0.423cm" style:contextual-spacing="false" fo:text-align="justify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5" style:family="paragraph" style:parent-style-name="Text_20_body" style:list-style-name="L5">
      <style:paragraph-properties fo:margin-top="0.423cm" fo:margin-bottom="0.423cm" style:contextual-spacing="false" fo:text-align="justify" style:justify-single-word="false"/>
      <style:text-properties style:font-name="Times New Roman" fo:font-size="16pt" style:font-size-asian="16pt" style:font-size-complex="16pt"/>
    </style:style>
    <style:style style:name="P26" style:family="paragraph" style:parent-style-name="Text_20_body" style:list-style-name="L6">
      <style:paragraph-properties fo:margin-top="0.423cm" fo:margin-bottom="0.423cm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Times New Roman" fo:font-size="16pt" officeooo:paragraph-rsid="0015f770" style:font-size-asian="16pt" style:font-size-complex="16pt"/>
    </style:style>
    <style:style style:name="P28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Times New Roman" fo:font-size="16pt" fo:font-weight="bold" officeooo:paragraph-rsid="0015f770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margin-top="0.423cm" fo:margin-bottom="0.423cm" style:contextual-spacing="false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top="0.423cm" fo:margin-bottom="0.423cm" style:contextual-spacing="false" fo:text-align="justify" style:justify-single-word="false"/>
      <style:text-properties fo:color="#000000" loext:opacity="100%" style:font-name="Times New Roman" fo:font-size="16pt" fo:font-weight="normal" style:font-size-asian="16pt" style:font-weight-asian="normal" style:font-size-complex="16pt" style:font-weight-complex="normal"/>
    </style:style>
    <style:style style:name="P31" style:family="paragraph" style:parent-style-name="Text_20_body" style:list-style-name="">
      <style:paragraph-properties fo:margin-lef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6pt" style:font-size-asian="16pt" style:font-size-complex="16pt"/>
    </style:style>
    <style:style style:name="P32" style:family="paragraph" style:parent-style-name="Text_20_body" style:list-style-name="L1">
      <style:paragraph-properties fo:margin-top="0.423cm" fo:margin-bottom="0.499cm" style:contextual-spacing="false" fo:text-align="justify" style:justify-single-word="false"/>
      <style:text-properties fo:color="#000000" loext:opacity="100%" style:font-name="Times New Roman" fo:font-size="16pt" style:font-size-asian="16pt" style:font-size-complex="16pt"/>
    </style:style>
    <style:style style:name="P33" style:family="paragraph" style:parent-style-name="Standard" style:list-style-name="">
      <style:paragraph-properties fo:margin-lef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margin-left="1.251cm" fo:margin-top="0.423cm" fo:margin-bottom="0.423cm" style:contextual-spacing="false" fo:text-align="justify" style:justify-single-word="false" fo:text-indent="-0.499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6pt" fo:font-weight="normal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margin-left="1.251cm" fo:margin-top="0.423cm" fo:margin-bottom="0.423cm" style:contextual-spacing="false" fo:text-align="justify" style:justify-single-word="false" fo:text-indent="-0.499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6pt" fo:font-weight="normal" officeooo:rsid="0017506a" officeooo:paragraph-rsid="0017506a" style:font-size-asian="16pt" style:font-weight-asian="normal" style:font-size-complex="16pt" style:font-weight-complex="normal"/>
    </style:style>
    <style:style style:name="P36" style:family="paragraph" style:parent-style-name="Standard" style:list-style-name="L7"/>
    <style:style style:name="P37" style:family="paragraph" style:parent-style-name="Standard" style:list-style-name="L7">
      <style:paragraph-properties fo:margin-top="0.423cm" fo:margin-bottom="0.423cm" style:contextual-spacing="false" fo:text-align="justify" style:justify-single-word="false">
        <style:tab-stops>
          <style:tab-stop style:position="0cm"/>
        </style:tab-stops>
      </style:paragraph-properties>
      <style:text-properties style:font-name="Times New Roman" fo:font-size="16pt" officeooo:paragraph-rsid="0017506a" style:font-size-asian="16pt" style:font-size-complex="16pt"/>
    </style:style>
    <style:style style:name="P38" style:family="paragraph" style:parent-style-name="Standard" style:list-style-name="L7">
      <style:text-properties style:font-name="Times New Roman" fo:font-size="16pt" style:font-size-asian="16pt" style:font-size-complex="16pt"/>
    </style:style>
    <style:style style:name="P39" style:family="paragraph" style:parent-style-name="Standard" style:list-style-name="L7">
      <style:text-properties style:font-name="Times New Roman" fo:font-size="16pt" officeooo:rsid="0017c2d6" officeooo:paragraph-rsid="0017c2d6" style:font-size-asian="16pt" style:font-size-complex="16pt"/>
    </style:style>
    <style:style style:name="P40" style:family="paragraph" style:parent-style-name="Standard">
      <style:text-properties style:font-name="Times New Roman" fo:font-size="16pt" officeooo:rsid="0017c2d6" officeooo:paragraph-rsid="0017c2d6" style:font-size-asian="16pt" style:font-size-complex="16pt"/>
    </style:style>
    <style:style style:name="P41" style:family="paragraph" style:parent-style-name="Standard">
      <style:paragraph-properties fo:margin-left="1.251cm" fo:margin-top="0.423cm" fo:margin-bottom="0.423cm" style:contextual-spacing="false" fo:text-align="justify" style:justify-single-word="false" fo:text-indent="-0.499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1.251cm" fo:margin-top="0.423cm" fo:margin-bottom="0.423cm" style:contextual-spacing="false" fo:text-align="justify" style:justify-single-word="false" fo:text-indent="-0.499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8f9" style:font-weight-asian="normal" style:font-weight-complex="normal"/>
    </style:style>
    <style:style style:name="T3" style:family="text">
      <style:text-properties style:font-name="Times New Ro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T6" style:family="text">
      <style:text-properties officeooo:rsid="001518dd"/>
    </style:style>
    <style:style style:name="T7" style:family="text">
      <style:text-properties style:font-name="Times New Roman" fo:font-size="16pt" officeooo:rsid="001518dd" style:font-size-asian="16pt" style:font-size-complex="16pt"/>
    </style:style>
    <style:style style:name="T8" style:family="text">
      <style:text-properties fo:language="ru" fo:country="RU" officeooo:rsid="0015f770"/>
    </style:style>
    <style:style style:name="T9" style:family="text">
      <style:text-properties officeooo:rsid="0015f770"/>
    </style:style>
    <style:style style:name="T10" style:family="text">
      <style:text-properties fo:color="#000000" loext:opacity="100%" style:font-name="Times New Roman" fo:font-size="16pt" fo:font-weight="normal" officeooo:rsid="0017506a" style:font-size-asian="16pt" style:font-weight-asian="normal" style:font-size-complex="16pt" style:font-weight-complex="normal"/>
    </style:style>
    <style:style style:name="T11" style:family="text">
      <style:text-properties fo:color="#000000" loext:opacity="100%" style:font-name="Times New Ro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loext:opacity="100%" style:font-name="Times New Roman" fo:font-size="16pt" fo:font-style="normal" fo:font-weight="normal" officeooo:rsid="0017506a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00" loext:opacity="100%" fo:font-weight="normal" officeooo:rsid="0017506a" style:font-weight-asian="normal" style:font-weight-complex="normal"/>
    </style:style>
    <style:style style:name="T15" style:family="text">
      <style:text-properties fo:color="#000000" loext:opacity="100%" fo:font-weight="normal" officeooo:rsid="0017c2d6" style:font-weight-asian="normal" style:font-weight-complex="normal"/>
    </style:style>
    <style:style style:name="T16" style:family="text">
      <style:text-properties officeooo:rsid="0017c2d6"/>
    </style:style>
    <style:style style:name="T17" style:family="text">
      <style:text-properties style:font-name="Times New Roman" fo:font-size="10.5pt" style:font-size-asian="10.5pt" style:font-size-complex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униципальное бюджетное общеобразовательное учреждение «Средняя школа № 57» города Ульяновска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1">Реферат</text:span></text:p>
      <text:p text:style-name="P4"><text:span text:style-name="T1">по </text:span><text:span text:style-name="T2">Истории</text:span></text:p>
      <text:p text:style-name="P4"><text:span text:style-name="T1">на тему: </text:span></text:p>
      <text:p text:style-name="P4"><text:span text:style-name="T1">«Реформация в Германии: причины и итоги»</text:span></text:p>
      <text:p text:style-name="P3"/>
      <text:p text:style-name="P3"/>
      <text:p text:style-name="P2"/>
      <text:p text:style-name="P2"/>
      <text:p text:style-name="P5"/>
      <text:p text:style-name="P6"><text:span text:style-name="T1">Работу подготовил:</text:span></text:p>
      <text:p text:style-name="P7"><text:span text:style-name="T1">ученик 7 «А» класса</text:span></text:p>
      <text:p text:style-name="P8">Айнеуллов М. М.</text:p>
      <text:p text:style-name="P6"><text:span text:style-name="T1">Руководитель: </text:span><text:span text:style-name="T2">Кузнецова Е. А.</text:span></text:p>
      <text:p text:style-name="P9"/>
      <text:p text:style-name="P2"/>
      <text:p text:style-name="P2"/>
      <text:p text:style-name="P2"/>
      <text:p text:style-name="P2"/>
      <text:p text:style-name="P4"><text:span text:style-name="T1">Ульяновск,</text:span></text:p>
      <text:p text:style-name="P10"><text:span text:style-name="T1">2025</text:span></text:p>
      <text:p text:style-name="P11"><text:soft-page-break/><text:span text:style-name="Strong_20_Emphasis"><text:span text:style-name="T3"><text:tab/></text:span></text:span><text:span text:style-name="Strong_20_Emphasis"><text:span text:style-name="T3">Реформация в Германии — ключевое событие европейской <text:tab/>истории XVI века, положившее начало глубоким <text:tab/>религиозным, социальным и политическим преобразованиям. <text:tab/>Это движение, направленное на переустройство католической <text:tab/>церкви, не только изменило духовный ландшафт континента, <text:tab/>но и оказало долговременное влияние на развитие <text:tab/>европейской цивилизации.</text:span></text:span></text:p>
      <text:p text:style-name="P12"><text:span text:style-name="Strong_20_Emphasis"><text:span text:style-name="T3"/></text:span></text:p>
      <text:p text:style-name="P13"><text:span text:style-name="Strong_20_Emphasis"><text:span text:style-name="T4">Важнейшие даты:</text:span></text:span></text:p>
      <text:list xml:id="list3757079028" text:style-name="L1">
        <text:list-item>
          <text:p text:style-name="P14"><text:span text:style-name="Strong_20_Emphasis"><text:span text:style-name="T4">1517 г.</text:span></text:span><text:span text:style-name="T4"> — начало Реформации в Германии;</text:span></text:p>
        </text:list-item>
        <text:list-item>
          <text:p text:style-name="P14"><text:span text:style-name="Strong_20_Emphasis"><text:span text:style-name="T4">1519 г.</text:span></text:span><text:span text:style-name="T4"> — Лейпцигский диспут между М. Лютером и И. Экком; </text:span></text:p>
        </text:list-item>
        <text:list-item>
          <text:p text:style-name="P14"><text:span text:style-name="Strong_20_Emphasis"><text:span text:style-name="T4">1520 г.</text:span></text:span><text:span text:style-name="T4"> — отлучение М. Лютера от католической церкви;</text:span></text:p>
        </text:list-item>
        <text:list-item>
          <text:p text:style-name="P15"><text:span text:style-name="Strong_20_Emphasis"><text:span text:style-name="T5">Индульгенция</text:span></text:span><text:span text:style-name="Strong_20_Emphasis"><text:span text:style-name="T3"> — </text:span></text:span><text:span text:style-name="Strong_20_Emphasis"><text:span text:style-name="T3">грамота от имени папы римского об отпущении грехов. </text:span></text:span></text:p>
        </text:list-item>
        <text:list-item>
          <text:p text:style-name="P15"><text:span text:style-name="Strong_20_Emphasis"><text:span text:style-name="T5">Секуляризация</text:span></text:span><text:span text:style-name="Strong_20_Emphasis"><text:span text:style-name="T3"> </text:span></text:span><text:span text:style-name="Strong_20_Emphasis"><text:span text:style-name="T3">— 1) обращение государством церковной собственности, преимущественно земли, в светскую; 2) освобождение культуры и личной жизни людей от контроля религии. </text:span>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Strong_20_Emphasis"><text:span text:style-name="T4"/></text:span></text:p>
      <text:p text:style-name="P18"><text:soft-page-break/><text:span text:style-name="Strong_20_Emphasis"><text:span text:style-name="T4">Начало Реформации.</text:span></text:span><text:span text:style-name="T4"> </text:span></text:p>
      <text:p text:style-name="P19"><text:tab/>Реформация — движение за <text:tab/>обновление католической <text:tab/>церкви в XVI–XVII вв., центром <text:tab/>которого стали <text:tab/>германские земли.</text:p>
      <text:p text:style-name="P20"><text:span text:style-name="Strong_20_Emphasis">Индульгенции как </text:span><text:span text:style-name="Strong_20_Emphasis"><text:span text:style-name="T6">начало</text:span></text:span><text:span text:style-name="Strong_20_Emphasis"> Реформации.</text:span> </text:p>
      <text:list text:style-name="L2">
        <text:list-header>
          <text:p text:style-name="P21">Папа Лев X развернул широкую торговлю индульгенциями (грамотами об отпущении грехов), что вызвало возмущение Мартина Лютера. 31 октября 1517 г. Лютер публично выступил с «95 тезисами», в которых критиковал продажу индульгенций и церковные практики.</text:p>
          <text:p text:style-name="P22"><text:span text:style-name="Strong_20_Emphasis"><text:span text:style-name="T7">Его основные тезисы:</text:span></text:span></text:p>
        </text:list-header>
      </text:list>
      <text:list text:style-name="L3">
        <text:list-item>
          <text:p text:style-name="P23">спасение достигается не через покупку индульгенций, а через веру и милость Божью;</text:p>
        </text:list-item>
        <text:list-item>
          <text:p text:style-name="P23">индульгенции не делают человека лучше, а лишь якобы освобождают от наказания;</text:p>
        </text:list-item>
        <text:list-item>
          <text:p text:style-name="P23">подаяние нищему или помощь нуждающемуся важнее покупки индульгенции;</text:p>
        </text:list-item>
        <text:list-item>
          <text:p text:style-name="P23">папа римский не должен строить храм Святого Петра «из кожи, мяса и костей своих овец» (то есть за счёт страданий верующих).</text:p>
        </text:list-item>
      </text:list>
      <text:list text:style-name="L4">
        <text:list-header>
          <text:p text:style-name="P24"><text:span text:style-name="T6">Входе всех своих действий Лютор придерживался следующих идей</text:span>:</text:p>
        </text:list-header>
      </text:list>
      <text:list text:style-name="L5">
        <text:list-item>
          <text:list>
            <text:list-item>
              <text:p text:style-name="P25">человек может спасти душу лишь верой в Бога, которую обретает через Божью милость;</text:p>
            </text:list-item>
            <text:list-item>
              <text:p text:style-name="P25">в делах веры следует опираться только на Священное Писание;</text:p>
            </text:list-item>
            <text:list-item>
              <text:p text:style-name="P25"><text:soft-page-break/>нужно реформировать богослужение, оставив лишь крещение и причастие (так как только они описаны в Библии);</text:p>
            </text:list-item>
            <text:list-item>
              <text:p text:style-name="P25">следует выступать против пышных богослужений, почитания икон и мощей святых;</text:p>
            </text:list-item>
            <text:list-item>
              <text:p text:style-name="P25">необходимо провести секуляризацию церковных земель и распустить монашеские ордены.</text:p>
            </text:list-item>
          </text:list>
        </text:list-item>
      </text:list>
      <text:list text:style-name="L6">
        <text:list-item>
          <text:list>
            <text:list-header>
              <text:p text:style-name="P26"><text:span text:style-name="Strong_20_Emphasis"><text:span text:style-name="T4">Конфликт с церковью.</text:span></text:span><text:span text:style-name="T4"> За свои взгляды Лютер был отлучён от церкви в 1520 г., но публично сжёг папскую буллу и заявил, что борьба с папством — дело всего германского народа. На рейхстаге в Вормсе 1521 г. он произнёс знаменитые слова: «На том я стою. Я не могу иначе, и да поможет мне Бог».</text:span></text:p>
            </text:list-header>
          </text:list>
        </text:list-item>
      </text:list>
      <text:p text:style-name="P27"><text:tab/>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Итоги Реформации в Германии</text:p>
      <text:p text:style-name="P1"><text:tab/><text:span text:style-name="T8">П</text:span>оявление лютеранства, подрыв католической монополии, <text:tab/>укрепление светской <text:tab/>власти, развитие национального <text:tab/>языка (перевод Библии Лютером). Она привела к <text:tab/>разделению христианства, секуляризации части церковных <text:tab/>земель, утверждению <text:tab/>принципов «свободы совести» (но с <text:tab/>оговорками) и новому пониманию отношений <text:tab/>между <text:tab/>человеком и Богом, сделав Священное Писание доступным <text:tab/>массам, но <text:tab/>также вызвала Крестьянскую войну и <text:tab/>длительные религиозные конфликт<text:span text:style-name="T9">ы.</text:span></text:p>
      <text:p text:style-name="P29"/>
      <text:p text:style-name="P16"/>
      <text:p text:style-name="P16"/>
      <text:p text:style-name="P30"/>
      <text:p text:style-name="P31"/>
      <text:list text:continue-list="list3757079028" text:style-name="L1">
        <text:list-header>
          <text:p text:style-name="P32"/>
        </text:list-header>
      </text:list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Вопросы для теста:</text:p>
      <text:list text:style-name="L7">
        <text:list-item>
          <text:p text:style-name="P36"><text:span text:style-name="T10">Какое 1 одно изменение хотел Лютор? (Убрать </text:span><text:span text:style-name="Strong_20_Emphasis"><text:span text:style-name="T11">Индульгенци</text:span></text:span><text:span text:style-name="Strong_20_Emphasis"><text:span text:style-name="T12">ю</text:span></text:span><text:span text:style-name="T13">)</text:span></text:p>
        </text:list-item>
        <text:list-item>
          <text:p text:style-name="P37"><text:span text:style-name="T14">Когда началась реформация? (1517г.)</text:span></text:p>
        </text:list-item>
        <text:list-item>
          <text:p text:style-name="P38"><text:span text:style-name="T14">Против постройки какого здания выступал Лютор? </text:span><text:span text:style-name="T15">(</text:span>храм Святого Петра)</text:p>
        </text:list-item>
        <text:list-item>
          <text:p text:style-name="P38"><text:span text:style-name="T16">Лютор говорил что надо опираться лишь на … (</text:span>Священное Писание)</text:p>
        </text:list-item>
        <text:list-item>
          <text:p text:style-name="P39">Сколько всего было тезисов? (95)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a xlink:type="simple" xlink:href="https://foxford.ru/wiki/istoriya/prichiny-i-nachalo-reformacii?srsltid=AfmBOorLSD4mwlwpTq0knkw8n51L7HbsSNU4Kzl0C3z6qqVJvxNSPo0c&amp;utm_referrer=https%3A%2F%2Fwww.google.com%2F" text:style-name="Internet_20_link" text:visited-style-name="Visited_20_Internet_20_Link"><text:soft-page-break/><text:span text:style-name="T17">https://foxford.ru/wiki/istoriya/prichiny-i-nachalo-reformacii?srsltid=AfmBOorLSD4mwlwpTq0knkw8n51L7HbsSNU4Kzl0C3z6qqVJvxNSPo0c&amp;utm_referrer=https%3A%2F%2Fwww.google.com%2F</text:span></text:a></text:p>
      <text:p text:style-name="P41"><text:a xlink:type="simple" xlink:href="https://drevo-info.ru/articles/4705.html" text:style-name="Internet_20_link" text:visited-style-name="Visited_20_Internet_20_Link"><text:span text:style-name="T17">https://drevo-info.ru/articles/4705.html</text:span></text:a></text:p>
      <text:p text:style-name="P41"><text:a xlink:type="simple" xlink:href="https://expositions.nlr.ru/ex_manus/reformation/Germany.php" text:style-name="Internet_20_link" text:visited-style-name="Visited_20_Internet_20_Link"><text:span text:style-name="T17">https://expositions.nlr.ru/ex_manus/reformation/Germany.php</text:span></text:a></text:p>
      <text:p text:style-name="P41"><text:a xlink:type="simple" xlink:href="https://maximumtest.ru/uchebnik/11-klass/istoriya/reformatsiya-i-yeyo-posledstviya" text:style-name="Internet_20_link" text:visited-style-name="Visited_20_Internet_20_Link"><text:span text:style-name="T17">https://maximumtest.ru/uchebnik/11-klass/istoriya/reformatsiya-i-yeyo-posledstviya</text:span></text:a></text:p>
      <text:p text:style-name="P42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wiss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Times New Roman1" style:font-size-asian="11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ru" fo:country="RU" style:letter-kerning="false" style:font-name-asian="Times New Roman1" style:font-size-asian="11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1" fo:font-family="Calibri" style:font-family-generic="swiss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Колонтитулы" style:family="paragraph" style:parent-style-name="Standard"/>
    <style:style style:name="Footer" style:family="paragraph" style:parent-style-name="Header_20_and_20_Footer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Line_20_numbering" style:display-name="Line numbering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165" style:display-name="ListLabel 165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font-weight="normal" style:font-size-asian="14pt" style:font-weight-asian="normal" style:font-size-complex="14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09:00:00</meta:creation-date>
    <dc:language>ru-RU</dc:language>
    <dc:date>2025-12-10T21:38:25.099253000</dc:date>
    <meta:editing-cycles>7</meta:editing-cycles>
    <meta:editing-duration>PT17M5S</meta:editing-duration>
    <meta:generator>LibreOffice/25.8.3.2$Windows_X86_64 LibreOffice_project/8ca8d55c161d602844f5428fa4b58097424e324e</meta:generator>
    <meta:document-statistic meta:table-count="0" meta:image-count="0" meta:object-count="0" meta:page-count="7" meta:paragraph-count="48" meta:word-count="475" meta:character-count="3679" meta:non-whitespace-character-count="3231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